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1.52mm" svg:y="22.24mm">
            <loext:p draw:notify-on-update-of-ranges="Sheet1.B4:Sheet1.B4 Sheet1.B5:Sheet1.B13 Sheet1.C4:Sheet1.C4 Sheet1.C5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Performance</text:p>
          </table:table-cell>
        </table:table-row>
        <table:table-row table:style-name="ro1">
          <table:table-cell/>
          <table:table-cell office:value-type="string" calcext:value-type="string">
            <text:p>Breakout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string" calcext:value-type="string">
            <text:p>Pong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Space Invaders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Freeway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Q*ber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Centiped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River Raid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Ms. Pac-M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steroids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3:22:58.354280490</meta:creation-date>
    <dc:date>2016-04-29T13:33:51.473841837</dc:date>
    <meta:editing-duration>PT10M53S</meta:editing-duration>
    <meta:editing-cycles>1</meta:editing-cycles>
    <meta:document-statistic meta:table-count="1" meta:cell-count="20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DQN Performance</text:p>
        </chart:title>
        <chart:plot-area chart:style-name="ch3" table:cell-range-address="Sheet1.B4:Sheet1.C13" chart:data-source-has-labels="both" svg:x="1.33cm" svg:y="1.222cm" svg:width="14.348cm" svg:height="6.537cm">
          <chartooo:coordinate-region svg:x="3.989cm" svg:y="1.222cm" svg:width="11.317cm" svg:height="5.89cm"/>
          <chart:axis chart:dimension="x" chart:name="primary-x" chart:style-name="ch4" chartooo:axis-type="auto">
            <chartooo:date-scale/>
            <chart:title svg:x="0.45cm" svg:y="4.984cm" chart:style-name="ch5">
              <text:p>Game</text:p>
            </chart:title>
            <chart:categories table:cell-range-address="Sheet1.B5:Sheet1.B13"/>
          </chart:axis>
          <chart:axis chart:dimension="y" chart:name="primary-y" chart:style-name="ch6">
            <chart:title svg:x="7.23cm" svg:y="7.939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1.C5:Sheet1.C13" chart:label-cell-address="Sheet1.C4:Sheet1.C4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eakout</text:p>
                <draw:g>
                  <svg:desc>Sheet1.B5:Sheet1.B13</svg:desc>
                </draw:g>
              </table:table-cell>
              <table:table-cell office:value-type="float" office:value="1327">
                <text:p>1327</text:p>
                <draw:g>
                  <svg:desc>Sheet1.C5:Sheet1.C13</svg:desc>
                </draw:g>
              </table:table-cell>
            </table:table-row>
            <table:table-row>
              <table:table-cell office:value-type="string">
                <text:p>Pong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Space Invaders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Freeway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Q*bert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entipede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River Raid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s. Pac-M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teroid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